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7.68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1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8000"/>
    </style:style>
    <style:style style:name="ce3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8000" fo:font-style="italic" style:font-style-asian="italic" style:font-style-complex="italic"/>
    </style:style>
    <style:style style:name="T3" style:family="text">
      <style:text-properties fo:color="#ff0000" fo:font-style="italic" style:font-style-asian="italic" style:font-style-complex="italic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ZATWIERDZONE: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Oryginał</text:p>
          </table:table-cell>
          <table:table-cell table:style-name="ce1" office:value-type="string">
            <text:p>Polski</text:p>
          </table:table-cell>
          <table:table-cell/>
          <table:table-cell table:style-name="ce1" office:value-type="string">
            <text:p>Do ujednolicenia: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office:value-type="string">
            <text:p>addressee</text:p>
          </table:table-cell>
          <table:table-cell office:value-type="string">
            <text:p>adresat</text:p>
          </table:table-cell>
          <table:table-cell/>
          <table:table-cell office:value-type="string">
            <text:p>Web services</text:p>
          </table:table-cell>
          <table:table-cell office:value-type="string">
            <text:p>usługi internetow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ttestation</text:p>
          </table:table-cell>
          <table:table-cell office:value-type="string">
            <text:p>zatwierdzenie</text:p>
          </table:table-cell>
          <table:table-cell/>
          <table:table-cell office:value-type="string">
            <text:p>approver</text:p>
          </table:table-cell>
          <table:table-cell office:value-type="string">
            <text:p>ackeptant czy akceptujący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lean</text:p>
          </table:table-cell>
          <table:table-cell office:value-type="string">
            <text:p>wyczyść</text:p>
          </table:table-cell>
          <table:table-cell/>
          <table:table-cell office:value-type="string">
            <text:p>conflicting role</text:p>
          </table:table-cell>
          <table:table-cell office:value-type="string">
            <text:p>rola będąca w sprzeczności czy rola sprzeczna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leanup</text:p>
          </table:table-cell>
          <table:table-cell office:value-type="string">
            <text:p>uporządkuj</text:p>
          </table:table-cell>
          <table:table-cell/>
          <table:table-cell office:value-type="string">
            <text:p>dashboard</text:p>
          </table:table-cell>
          <table:table-cell office:value-type="string">
            <text:p>propozycje:</text:p>
          </table:table-cell>
          <table:table-cell table:style-name="ce2" office:value-type="string">
            <text:p>WK: „panel zarządzania”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rror message</text:p>
          </table:table-cell>
          <table:table-cell office:value-type="string">
            <text:p>komunikat błędu</text:p>
          </table:table-cell>
          <table:table-cell/>
          <table:table-cell office:value-type="string">
            <text:p>deny</text:p>
          </table:table-cell>
          <table:table-cell office:value-type="string">
            <text:p>jest wszystko, co możliwe: odrzucanie, zabranianie i jeszcze chyba kilka innych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nie</text:p>
          </table:table-cell>
          <table:table-cell/>
          <table:table-cell office:value-type="string">
            <text:p>deny i refuse</text:p>
          </table:table-cell>
          <table:table-cell office:value-type="string">
            <text:p>obydwa jako „odrzuć” - może zabroń/odrzuć? odrzuć/odmów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  <table:table-cell/>
          <table:table-cell office:value-type="string">
            <text:p>pop up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null</text:p>
          </table:table-cell>
          <table:table-cell/>
          <table:table-cell office:value-type="string">
            <text:p>process</text:p>
          </table:table-cell>
          <table:table-cell office:value-type="string">
            <text:p>raz proces, a raz przetwarzanie, na ogół nie wiadomo o co chodzi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cipient</text:p>
          </table:table-cell>
          <table:table-cell office:value-type="string">
            <text:p>beneficjent</text:p>
          </table:table-cell>
          <table:table-cell/>
          <table:table-cell office:value-type="string">
            <text:p>process request</text:p>
          </table:table-cell>
          <table:table-cell office:value-type="string">
            <text:p>raz jest „wniosek o proces”, a raz „proces wniosku”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trieve</text:p>
          </table:table-cell>
          <table:table-cell office:value-type="string">
            <text:p>pobierać (chyba, że z kontekstu wyraźnie wynika odzyskiwanie)</text:p>
          </table:table-cell>
          <table:table-cell/>
          <table:table-cell office:value-type="string">
            <text:p>quorum</text:p>
          </table:table-cell>
          <table:table-cell office:value-type="string">
            <text:p>quorum czy kworum? <text:span text:style-name="T1">(</text:span><text:span text:style-name="T2">ja bym wolał quorum</text:span><text:span text:style-name="T1">) <text:s/></text:span><text:span text:style-name="T3">wd: a ja kworum</text:span><text:span text:style-name="T1"> :)</text:span>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  <table:table-cell/>
          <table:table-cell office:value-type="string">
            <text:p>revoke</text:p>
          </table:table-cell>
          <table:table-cell office:value-type="string">
            <text:p>na ogół „odwoływać”, ale też jest „odbierać”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ubmit</text:p>
          </table:table-cell>
          <table:table-cell office:value-type="string">
            <text:p>wyślij</text:p>
          </table:table-cell>
          <table:table-cell/>
          <table:table-cell office:value-type="string">
            <text:p>timeout</text:p>
          </table:table-cell>
          <table:table-cell office:value-type="string">
            <text:p>limit czasu czy czas oczekiwania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dout</text:p>
          </table:table-cell>
          <table:table-cell office:value-type="string">
            <text:p>przeterminowany</text:p>
          </table:table-cell>
          <table:table-cell/>
          <table:table-cell office:value-type="string">
            <text:p>view</text:p>
          </table:table-cell>
          <table:table-cell office:value-type="string">
            <text:p>widok czy wyświetl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tak</text:p>
          </table:table-cell>
          <table:table-cell table:number-columns-repeated="2"/>
          <table:table-cell office:value-type="string">
            <text:p>jakie formy przyjmujemy (Dodaj, czy Dodanie) i w jakich warunkach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wyświetl</text:p>
          </table:table-cell>
          <table:table-cell/>
          <table:table-cell office:value-type="string">
            <text:p>dash</text:p>
          </table:table-cell>
          <table:table-cell office:value-type="string">
            <text:p>łącznik </text:p>
          </table:table-cell>
          <table:table-cell office:value-type="string">
            <text:p>ładnie i poprawnie, ale czy zrozumiałe dla użytkownika?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  <table:table-cell table:number-columns-repeated="13"/>
        </table:table-row>
        <table:table-row table:style-name="ro1" table:number-rows-repeated="6">
          <table:table-cell table:number-columns-repeated="16"/>
        </table:table-row>
        <table:table-row table:style-name="ro1" table:number-rows-repeated="3">
          <table:table-cell table:number-columns-repeated="8"/>
          <table:table-cell table:style-name="ce3" table:number-columns-repeated="8"/>
        </table:table-row>
        <table:table-row table:style-name="ro1">
          <table:table-cell table:number-columns-repeated="7"/>
          <table:table-cell table:style-name="ce3" table:number-columns-repeated="5"/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1" office:value-type="string">
            <text:p>Niejasności:</text:p>
          </table:table-cell>
          <table:table-cell table:number-columns-repeated="2"/>
          <table:table-cell table:style-name="ce1" office:value-type="string">
            <text:p>Problemy techniczne:</text:p>
          </table:table-cell>
          <table:table-cell table:number-columns-repeated="2"/>
          <table:table-cell table:style-name="ce3" table:number-columns-repeated="9"/>
        </table:table-row>
        <table:table-row table:style-name="ro1">
          <table:table-cell table:number-columns-repeated="8"/>
          <table:table-cell table:style-name="ce3" table:number-columns-repeated="8"/>
        </table:table-row>
        <table:table-row table:style-name="ro1">
          <table:table-cell/>
          <table:table-cell office:value-type="string">
            <text:p>locksmith</text:p>
          </table:table-cell>
          <table:table-cell table:number-columns-repeated="2"/>
          <table:table-cell office:value-type="string">
            <text:p>dorobić zamianę &lt; &gt; \\u003c \\u003e w <text:s/>.po</text:p>
          </table:table-cell>
          <table:table-cell table:number-columns-repeated="3"/>
          <table:table-cell table:style-name="ce3" table:number-columns-repeated="4"/>
          <table:table-cell/>
          <table:table-cell table:style-name="ce3" table:number-columns-repeated="3"/>
        </table:table-row>
        <table:table-row table:style-name="ro1">
          <table:table-cell table:number-columns-repeated="4"/>
          <table:table-cell office:value-type="string">
            <text:p>wielolinijkowe msgid/msgstr</text:p>
          </table:table-cell>
          <table:table-cell table:number-columns-repeated="3"/>
          <table:table-cell table:style-name="ce3" table:number-columns-repeated="8"/>
        </table:table-row>
        <table:table-row table:style-name="ro1">
          <table:table-cell table:number-columns-repeated="4"/>
          <table:table-cell office:value-type="string">
            <text:p>wyjaśnić sprawę apostrofów i wieloukośnikowych cudzysłowów</text:p>
          </table:table-cell>
          <table:table-cell table:number-columns-repeated="2"/>
          <table:table-cell table:style-name="ce3" table:number-columns-repeated="5"/>
          <table:table-cell/>
          <table:table-cell table:style-name="ce3" table:number-columns-repeated="3"/>
        </table:table-row>
        <table:table-row table:style-name="ro1">
          <table:table-cell table:number-columns-repeated="7"/>
          <table:table-cell table:style-name="ce3" table:number-columns-repeated="9"/>
        </table:table-row>
        <table:table-row table:style-name="ro1" table:number-rows-repeated="2">
          <table:table-cell table:number-columns-repeated="8"/>
          <table:table-cell table:style-name="ce3" table:number-columns-repeated="8"/>
        </table:table-row>
        <table:table-row table:style-name="ro1">
          <table:table-cell table:number-columns-repeated="7"/>
          <table:table-cell table:style-name="ce3" table:number-columns-repeated="9"/>
        </table:table-row>
      </table:table>
      <table:database-ranges>
        <table:database-range table:target-range-address="Arkusz1.E6:Arkusz1.F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pl" style:country-asian="PL" style:font-name-complex="Tahoma" style:language-complex="pl" style:country-complex="P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2010-03-14</text:date>, <text:time>15:17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initial-creator>Wojciech Kapusta</meta:initial-creator>
    <meta:creation-date>2010-03-10T12:42:38</meta:creation-date>
    <dc:date>2010-03-14T15:17:22</dc:date>
    <dc:language>pl-PL</dc:language>
    <meta:editing-cycles>11</meta:editing-cycles>
    <meta:editing-duration>PT3H23M47S</meta:editing-duration>
    <meta:user-defined meta:name="qrichtext">1</meta:user-defined>
    <meta:user-defined meta:name="Info 2"/>
    <meta:user-defined meta:name="Info 3"/>
    <meta:user-defined meta:name="Info 4"/>
    <meta:document-statistic meta:table-count="1" meta:cell-count="73"/>
  </office:meta>
</office:document-meta>
</file>